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opacity="30%" draw:textarea-horizontal-align="justify" draw:textarea-vertical-align="top" draw:auto-grow-height="false" fo:min-height="15.625cm" fo:min-width="11.438cm"/>
    </style:style>
    <style:style style:name="gr2" style:family="graphic" style:parent-style-name="standard">
      <style:graphic-properties draw:fill-color="#006699" draw:opacity="65%" draw:textarea-horizontal-align="justify" draw:textarea-vertical-align="middle" draw:auto-grow-height="false" fo:min-height="2.387cm" fo:min-width="6.709cm"/>
    </style:style>
    <style:style style:name="gr3" style:family="graphic" style:parent-style-name="standard">
      <style:graphic-properties draw:fill-color="#006699" draw:opacity="65%" draw:textarea-horizontal-align="justify" draw:textarea-vertical-align="middle" draw:auto-grow-height="false" fo:min-height="4.334cm" fo:min-width="6.37cm"/>
    </style:style>
    <style:style style:name="gr4" style:family="graphic" style:parent-style-name="standard">
      <style:graphic-properties draw:fill-color="#cccccc" draw:opacity="30%" draw:textarea-horizontal-align="justify" draw:textarea-vertical-align="top" draw:auto-grow-height="false" fo:min-height="4.449cm" fo:min-width="11.438cm"/>
    </style:style>
    <style:style style:name="gr5" style:family="graphic" style:parent-style-name="standard">
      <style:graphic-properties draw:fill-color="#006699" draw:opacity="61%" draw:textarea-horizontal-align="justify" draw:textarea-vertical-align="middle" draw:auto-grow-height="false" fo:min-height="2.387cm" fo:min-width="6.709cm"/>
    </style:style>
    <style:style style:name="gr6" style:family="graphic" style:parent-style-name="objectwithoutfill">
      <style:graphic-properties svg:stroke-width="0.035cm" svg:stroke-color="#006699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svg:stroke-color="#00666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solid" draw:fill-color="#cccccc" draw:opacity="30%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006699" draw:opacity="65%"/>
      <style:paragraph-properties fo:text-align="start"/>
      <style:text-properties fo:font-size="6.5pt" style:font-size-asian="6.5pt" style:font-size-complex="6.5pt"/>
    </style:style>
    <style:style style:name="P5" style:family="paragraph">
      <loext:graphic-properties draw:fill-color="#006699" draw:opacity="65%"/>
      <style:paragraph-properties fo:text-align="start"/>
      <style:text-properties fo:font-size="6.5p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-color="#cccccc" draw:opacity="30%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006699" draw:opacity="61%"/>
      <style:paragraph-properties fo:text-align="start"/>
      <style:text-properties fo:font-size="6.5pt" style:font-size-asian="6.5pt" style:font-size-complex="6.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.5pt" style:font-size-asian="6.5pt" style:font-size-complex="6.5pt"/>
    </style:style>
    <style:style style:name="T3" style:family="text">
      <style:text-properties fo:font-size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5.875cm" svg:x="4.175cm" svg:y="1.127cm">
          <text:p text:style-name="P1"><text:span text:style-name="T1">trajectory_planner.c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2.921cm" svg:x="6.08cm" svg:y="3.032cm">
          <text:p text:style-name="P3"><text:span text:style-name="T2">void TrajectoryPlanner::generateTrajectory(...double vx_samp, </text:span></text:p>
          <text:p text:style-name="P3"><text:span text:style-name="T2">double vy_samp, double vtheta_samp,.. Trajectory&amp; traj){</text:span></text:p>
          <text:p text:style-name="P3"><text:span text:style-name="T2"><text:s text:c="4"/></text:span><text:span text:style-name="T2">traj.xv_ = vx_samp;</text:span></text:p>
          <text:p text:style-name="P3"><text:span text:style-name="T2"><text:s text:c="4"/></text:span><text:span text:style-name="T2">traj.yv_ = vy_samp;</text:span></text:p>
          <text:p text:style-name="P3"><text:span text:style-name="T2"><text:s text:c="4"/></text:span><text:span text:style-name="T2">traj.thetav_ = vtheta_samp;</text:span></text:p>
          <text:p text:style-name="P3"><text:span text:style-name="T2">}</text:span></text:p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493cm" svg:height="2.921cm" svg:x="6.08cm" svg:y="7.223cm">
          <text:p text:style-name="P3"><text:span text:style-name="T2">Trajectory TrajectoryPlanner::createTrajectories(){</text:span></text:p>
          <text:p text:style-name="P3"><text:span text:style-name="T2"><text:s text:c="4"/></text:span><text:span text:style-name="T2">min_vel_x = max(min_vel_x_, vx - acc_x * sim_time_);</text:span></text:p>
          <text:p text:style-name="P3"><text:span text:style-name="T2"><text:s text:c="4"/></text:span><text:span text:style-name="T2">double vx_samp = min_vel_x;</text:span></text:p>
          <text:p text:style-name="P3"><text:span text:style-name="T2"><text:s text:c="4"/></text:span><text:span text:style-name="T2">Trajectory* best_traj = &amp;traj_one;</text:span></text:p>
          <text:p text:style-name="P3"><text:span text:style-name="T2"><text:s text:c="4"/></text:span><text:span text:style-name="T2">generateTrajectory(...vx_samp, vy_samp, vz_samp.., *comp_traj);</text:span></text:p>
          <text:p text:style-name="P3"><text:span text:style-name="T2"><text:s text:c="4"/></text:span><text:span text:style-name="T2">return *best_traj;</text:span></text:p>
          <text:p text:style-name="P3"><text:span text:style-name="T2">}</text:span></text:p>
          <text:p text:style-name="P3"><text:span text:style-name="T2">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366cm" svg:height="5.08cm" svg:x="6.08cm" svg:y="11.287cm">
          <text:p text:style-name="P3"><text:span text:style-name="T3">Trajectory TrajectoryPlanner::findBestPath(PoseStamped&amp; </text:span></text:p>
          <text:p text:style-name="P3"><text:span text:style-name="T3">drive_velocities){</text:span></text:p>
          <text:p text:style-name="P3"><text:span text:style-name="T3"/></text:p>
          <text:p text:style-name="P3"><text:span text:style-name="T3"><text:s text:c="4"/></text:span><text:span text:style-name="T3">Eigen::Vector3f pos(global_pose.pose.position.x, </text:span></text:p>
          <text:p text:style-name="P3"><text:span text:style-name="T3"><text:s text:c="4"/></text:span><text:span text:style-name="T3">global_pose.pose.position.y, </text:span></text:p>
          <text:p text:style-name="P3"><text:span text:style-name="T3"><text:s text:c="4"/></text:span><text:span text:style-name="T3">tf2::getYaw(global_pose.pose.orientation));</text:span></text:p>
          <text:p text:style-name="P3"><text:span text:style-name="T3"><text:s text:c="4"/></text:span><text:span text:style-name="T3">Eigen::Vector3f vel(global_vel.pose.position.x, </text:span></text:p>
          <text:p text:style-name="P3"><text:span text:style-name="T3"><text:s text:c="4"/></text:span><text:span text:style-name="T3">global_vel.pose.position.y, </text:span></text:p>
          <text:p text:style-name="P3"><text:span text:style-name="T3"><text:s text:c="4"/></text:span><text:span text:style-name="T3">tf2::getYaw(global_vel.pose.orientation));</text:span></text:p>
          <text:p text:style-name="P3"><text:span text:style-name="T3"><text:s text:c="4"/></text:span><text:span text:style-name="T3">Trajectory best = createTrajectories(pos[0],,vel[0]..);</text:span></text:p>
          <text:p text:style-name="P3"><text:span text:style-name="T3"><text:s text:c="4"/></text:span><text:span text:style-name="T3">drive_velocities.pose.position.x = best.xv_;</text:span></text:p>
          <text:p text:style-name="P3"><text:span text:style-name="T3"><text:s text:c="4"/></text:span><text:span text:style-name="T3">drive_velocities.pose.position.y = best.yv_;</text:span></text:p>
          <text:p text:style-name="P3"><text:span text:style-name="T3"><text:s text:c="4"/></text:span><text:span text:style-name="T3">drive_velocities.pose.position.z = 0;</text:span></text:p>
          <text:p text:style-name="P3"><text:span text:style-name="T3"/></text:p>
          <text:p text:style-name="P3"><text:span text:style-name="T3"><text:s text:c="4"/></text:span><text:span text:style-name="T3">return best;</text:span></text:p>
          <text:p text:style-name="P3"><text:span text:style-name="T3">}</text:span></text:p>
          <text:p text:style-name="P3"><text:span text:style-name="T3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1.938cm" svg:height="4.699cm" svg:x="4.175cm" svg:y="18.145cm">
          <text:p text:style-name="P6"><text:span text:style-name="T1">trajectory_planner_ros.c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493cm" svg:height="2.921cm" svg:x="6.207cm" svg:y="19.415cm">
          <text:p text:style-name="P3"><text:span text:style-name="T2">tc_ = new TrajectoryPlanner(..);</text:span></text:p>
          <text:p text:style-name="P3"><text:span text:style-name="T2">geometry_msgs::PoseStamped drive_cmds;</text:span></text:p>
          <text:p text:style-name="P3"><text:span text:style-name="T2">Trajectory path = tc_→findBestPath(...drive_cmds);</text:span></text:p>
          <text:p text:style-name="P3"><text:span text:style-name="T2">cmd_vel.linear.x = drive_cmds.pose.position.x;</text:span></text:p>
          <text:p text:style-name="P3"><text:span text:style-name="T2">cmd_vel.linear.y = drive_cmds.pose.position.y;</text:span></text:p>
          <text:p text:style-name="P3"><text:span text:style-name="T2">cmd_vel.angular.z = tf2::getYaw(drive_cmds.pose.orientation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1.938cm" svg:height="4.699cm" svg:x="4.175cm" svg:y="23.86cm">
          <text:p text:style-name="P6"><text:span text:style-name="T1">move_base.cp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493cm" svg:height="2.921cm" svg:x="6.08cm" svg:y="24.876cm">
          <text:p text:style-name="P3"><text:span text:style-name="T2">vel_pub_ = nh.advertise&lt;geometry_msgs::Twist&gt;("cmd_vel", 1);</text:span></text:p>
          <text:p text:style-name="P3"><text:span text:style-name="T2">tc_ = blp_loader_.createInstance(local_planner);</text:span></text:p>
          <text:p text:style-name="P3"><text:span text:style-name="T2">if(tc_-&gt;computeVelocityCommands(cmd_vel)){</text:span></text:p>
          <text:p text:style-name="P3"><text:span text:style-name="T2"><text:s text:c="4"/></text:span><text:span text:style-name="T2">vel_pub_.publish(cmd_vel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12.304cm" svg:y1="5.953cm" svg:x2="12.304cm" svg:y2="7.223cm">
          <text:p/>
        </draw:line>
        <draw:line draw:style-name="gr6" draw:text-style-name="P9" draw:layer="layout" svg:x1="12.303cm" svg:y1="10.144cm" svg:x2="12.304cm" svg:y2="11.287cm">
          <text:p/>
        </draw:line>
        <draw:line draw:style-name="gr6" draw:text-style-name="P9" draw:layer="layout" svg:x1="12.304cm" svg:y1="16.367cm" svg:x2="12.304cm" svg:y2="19.415cm">
          <text:p/>
        </draw:line>
        <draw:line draw:style-name="gr6" draw:text-style-name="P9" draw:layer="layout" svg:x1="12.304cm" svg:y1="22.336cm" svg:x2="12.304cm" svg:y2="24.876cm">
          <text:p/>
        </draw:line>
        <draw:line draw:style-name="gr7" draw:text-style-name="P9" draw:layer="layout" svg:x1="9.636cm" svg:y1="24.876cm" svg:x2="9.636cm" svg:y2="22.336cm">
          <text:p/>
        </draw:line>
        <draw:line draw:style-name="gr7" draw:text-style-name="P9" draw:layer="layout" svg:x1="9.636cm" svg:y1="19.415cm" svg:x2="9.636cm" svg:y2="16.367cm">
          <text:p/>
        </draw:line>
        <draw:line draw:style-name="gr7" draw:text-style-name="P9" draw:layer="layout" svg:x1="9.636cm" svg:y1="11.287cm" svg:x2="9.636cm" svg:y2="10.144cm">
          <text:p/>
        </draw:line>
        <draw:line draw:style-name="gr7" draw:text-style-name="P9" draw:layer="layout" svg:x1="9.636cm" svg:y1="7.223cm" svg:x2="9.636cm" svg:y2="5.953cm">
          <text:p/>
        </draw:line>
        <draw:line draw:style-name="gr6" draw:text-style-name="P9" draw:layer="layout" svg:x1="17.129cm" svg:y1="1.762cm" svg:x2="17.129cm" svg:y2="3.032cm">
          <text:p/>
        </draw:line>
        <draw:line draw:style-name="gr7" draw:text-style-name="P9" draw:layer="layout" svg:x1="17.129cm" svg:y1="4.683cm" svg:x2="17.129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06:14:01.144811122</meta:creation-date>
    <meta:editing-duration>PT3M52S</meta:editing-duration>
    <meta:editing-cycles>3</meta:editing-cycles>
    <meta:generator>LibreOffice/5.1.6.2$Linux_X86_64 LibreOffice_project/10m0$Build-2</meta:generator>
    <dc:date>2018-10-25T06:17:52.507228957</dc:date>
    <meta:document-statistic meta:object-count="18"/>
  </office:meta>
</office:document-meta>
</file>